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rmTagTests.extendPageContext( MockPageContext pag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FormTagTests.getFor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ormTagTests.extendRequest( Mock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